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669FE0D5A95C0FCB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3.7146in" draw:z-index="0"><draw:image xlink:href="Pictures/10000000000007800000040669FE0D5A95C0FCB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0:33:44.995000000</meta:creation-date>
    <dc:date>2020-05-20T10:45:16.775000000</dc:date>
    <meta:editing-duration>PT1M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5.2$Windows_X86_64 LibreOffice_project/dd0751754f11728f69b42ee2af66670068624673</meta:generator>
  </office:meta>
</office:document-meta>
</file>